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fo:margin-left="-0.191cm" fo:margin-top="0cm" fo:margin-bottom="0cm" table:align="left" style:writing-mode="lr-tb"/>
    </style:style>
    <style:style style:name="Tableau1.A" style:family="table-column">
      <style:table-column-properties style:column-width="3.207cm"/>
    </style:style>
    <style:style style:name="Tableau1.B" style:family="table-column">
      <style:table-column-properties style:column-width="8.289cm"/>
    </style:style>
    <style:style style:name="Tableau1.C" style:family="table-column">
      <style:table-column-properties style:column-width="5.505cm"/>
    </style:style>
    <style:style style:name="Tableau1.1" style:family="table-row">
      <style:table-row-properties fo:keep-together="auto"/>
    </style:style>
    <style:style style:name="Tableau1.A1" style:family="table-cell">
      <style:table-cell-properties fo:background-color="#ffffff" fo:padding-left="0.191cm" fo:padding-right="0.191cm" fo:padding-top="0cm" fo:padding-bottom="0cm" fo:border-left="none" fo:border-right="none" fo:border-top="1pt solid #5b9bd5" fo:border-bottom="1pt solid #5b9bd5">
        <style:background-image/>
      </style:table-cell-properties>
    </style:style>
    <style:style style:name="Tableau1.A2" style:family="table-cell">
      <style:table-cell-properties fo:background-color="#d6e6f4" fo:padding-left="0.191cm" fo:padding-right="0.191cm" fo:padding-top="0cm" fo:padding-bottom="0cm" fo:border="none">
        <style:background-image/>
      </style:table-cell-properties>
    </style:style>
    <style:style style:name="Tableau1.A3" style:family="table-cell">
      <style:table-cell-properties fo:background-color="#ffffff" fo:padding-left="0.191cm" fo:padding-right="0.191cm" fo:padding-top="0cm" fo:padding-bottom="0cm" fo:border="none">
        <style:background-image/>
      </style:table-cell-properties>
    </style:style>
    <style:style style:name="Tableau1.A11" style:family="table-cell">
      <style:table-cell-properties fo:background-color="#ffffff" fo:padding-left="0.191cm" fo:padding-right="0.191cm" fo:padding-top="0cm" fo:padding-bottom="0cm" fo:border-left="none" fo:border-right="none" fo:border-top="none" fo:border-bottom="1pt solid #5b9bd5">
        <style:background-image/>
      </style:table-cell-properties>
    </style:style>
    <style:style style:name="P1" style:family="paragraph" style:parent-style-name="Standard">
      <style:paragraph-properties fo:line-height="200%"/>
      <style:text-properties officeooo:paragraph-rsid="00170eb2"/>
    </style:style>
    <style:style style:name="P2" style:family="paragraph" style:parent-style-name="Heading_20_1">
      <style:paragraph-properties fo:margin-left="1.27cm" fo:margin-right="0cm" fo:line-height="200%" fo:text-align="center" style:justify-single-word="false" fo:text-indent="0cm" style:auto-text-indent="false"/>
      <style:text-properties officeooo:paragraph-rsid="00170eb2"/>
    </style:style>
    <style:style style:name="P3" style:family="paragraph" style:parent-style-name="Frame_20_contents">
      <style:paragraph-properties fo:margin-top="0.212cm" fo:margin-bottom="0.282cm" loext:contextual-spacing="false"/>
      <style:text-properties officeooo:paragraph-rsid="00170eb2"/>
    </style:style>
    <style:style style:name="P4" style:family="paragraph" style:parent-style-name="Heading_20_2">
      <style:paragraph-properties fo:line-height="200%"/>
      <style:text-properties officeooo:paragraph-rsid="00170eb2"/>
    </style:style>
    <style:style style:name="P5" style:family="paragraph" style:parent-style-name="Heading_20_2">
      <style:paragraph-properties fo:line-height="200%"/>
      <style:text-properties fo:color="#a6a6a6" fo:font-size="12pt" officeooo:rsid="00170eb2" officeooo:paragraph-rsid="00170eb2" style:font-size-asian="12pt" style:font-size-complex="12pt"/>
    </style:style>
    <style:style style:name="P6" style:family="paragraph" style:parent-style-name="Standard">
      <style:paragraph-properties fo:line-height="200%"/>
      <style:text-properties fo:color="#a6a6a6" fo:font-size="12pt" style:text-underline-style="none" officeooo:rsid="00170eb2" officeooo:paragraph-rsid="00170eb2" style:font-size-asian="12pt" style:font-size-complex="12pt"/>
    </style:style>
    <style:style style:name="P7" style:family="paragraph" style:parent-style-name="Standard" style:list-style-name="L2">
      <style:paragraph-properties fo:line-height="200%"/>
      <style:text-properties officeooo:paragraph-rsid="0018d440"/>
    </style:style>
    <style:style style:name="P8" style:family="paragraph" style:parent-style-name="Standard" style:list-style-name="L6">
      <style:paragraph-properties fo:line-height="200%" fo:hyphenation-ladder-count="no-limit"/>
      <style:text-properties officeooo:paragraph-rsid="0019eb34" fo:hyphenate="false" fo:hyphenation-remain-char-count="2" fo:hyphenation-push-char-count="2"/>
    </style:style>
    <style:style style:name="P9" style:family="paragraph" style:parent-style-name="Standard" style:list-style-name="L6">
      <style:paragraph-properties fo:line-height="200%" fo:hyphenation-ladder-count="no-limit"/>
      <style:text-properties officeooo:paragraph-rsid="0021a99e" fo:hyphenate="false" fo:hyphenation-remain-char-count="2" fo:hyphenation-push-char-count="2"/>
    </style:style>
    <style:style style:name="P10" style:family="paragraph" style:parent-style-name="Standard" style:list-style-name="L6">
      <style:paragraph-properties fo:line-height="200%"/>
      <style:text-properties officeooo:paragraph-rsid="00203b9c"/>
    </style:style>
    <style:style style:name="P11" style:family="paragraph" style:parent-style-name="Standard" style:list-style-name="L3">
      <style:paragraph-properties fo:line-height="200%"/>
      <style:text-properties fo:color="#2e74b5" style:font-name="Calibri Light" fo:font-size="14pt" style:text-underline-style="none" officeooo:rsid="00170eb2" officeooo:paragraph-rsid="00170eb2" style:font-size-asian="14pt" style:font-size-complex="13pt"/>
    </style:style>
    <style:style style:name="P12" style:family="paragraph" style:parent-style-name="Standard" style:list-style-name="L1">
      <style:paragraph-properties fo:line-height="200%"/>
      <style:text-properties fo:color="#2e74b5" style:font-name="Calibri Light" fo:font-size="14pt" style:text-underline-style="none" officeooo:rsid="00170eb2" officeooo:paragraph-rsid="00170eb2" style:font-size-asian="14pt" style:font-size-complex="13pt"/>
    </style:style>
    <style:style style:name="P13" style:family="paragraph" style:parent-style-name="Standard" style:list-style-name="L1">
      <style:paragraph-properties fo:line-height="200%"/>
      <style:text-properties fo:color="#2e74b5" style:font-name="Calibri Light" fo:font-size="14pt" style:text-underline-style="none" officeooo:rsid="0019eb34" officeooo:paragraph-rsid="00170eb2" style:font-size-asian="14pt" style:font-size-complex="13pt"/>
    </style:style>
    <style:style style:name="P14" style:family="paragraph" style:parent-style-name="Standard" style:list-style-name="L6">
      <style:paragraph-properties fo:line-height="200%"/>
      <style:text-properties fo:color="#2e74b5" style:font-name="Calibri Light" fo:font-size="14pt" style:text-underline-style="none" officeooo:rsid="0019eb34" officeooo:paragraph-rsid="00203b9c" style:font-size-asian="14pt" style:font-size-complex="13pt"/>
    </style:style>
    <style:style style:name="P15" style:family="paragraph" style:parent-style-name="Standard" style:list-style-name="L6">
      <style:paragraph-properties fo:line-height="200%"/>
      <style:text-properties fo:color="#2e74b5" style:font-name="Calibri Light" fo:font-size="14pt" style:text-underline-style="none" officeooo:rsid="00203b9c" officeooo:paragraph-rsid="00203b9c" style:font-size-asian="14pt" style:font-size-complex="13pt"/>
    </style:style>
    <style:style style:name="P16" style:family="paragraph" style:parent-style-name="Standard" style:list-style-name="L6">
      <style:paragraph-properties fo:line-height="200%" fo:text-align="start" style:justify-single-word="false" fo:orphans="0" fo:widows="0" fo:hyphenation-ladder-count="no-limit"/>
      <style:text-properties fo:color="#2e74b5" style:font-name="Calibri Light" fo:font-size="14pt" style:text-underline-style="none" officeooo:rsid="00170eb2" officeooo:paragraph-rsid="00203b9c" style:font-size-asian="14pt" style:language-asian="hi" style:country-asian="IN" style:font-size-complex="13pt" fo:hyphenate="false" fo:hyphenation-remain-char-count="2" fo:hyphenation-push-char-count="2"/>
    </style:style>
    <style:style style:name="P17" style:family="paragraph" style:parent-style-name="Standard" style:list-style-name="L6">
      <style:paragraph-properties fo:line-height="200%"/>
      <style:text-properties fo:color="#2e74b5" style:font-name="Calibri Light" fo:font-size="14pt" style:text-underline-style="none" officeooo:rsid="00203b9c" officeooo:paragraph-rsid="00213800" style:font-size-asian="14pt" style:language-asian="hi" style:country-asian="IN" style:font-size-complex="13pt"/>
    </style:style>
    <style:style style:name="P18" style:family="paragraph" style:parent-style-name="Standard" style:list-style-name="L4">
      <style:paragraph-properties fo:line-height="200%"/>
      <style:text-properties fo:color="#2e74b5" style:font-name="Calibri Light" fo:font-size="13pt" style:text-underline-style="none" officeooo:rsid="00170eb2" officeooo:paragraph-rsid="00170eb2" style:font-size-asian="13pt" style:font-size-complex="13pt"/>
    </style:style>
    <style:style style:name="P19" style:family="paragraph" style:parent-style-name="Standard">
      <style:paragraph-properties fo:line-height="200%"/>
      <style:text-properties fo:color="#2e74b5" style:font-name="Calibri Light" fo:font-size="13pt" style:text-underline-style="none" officeooo:rsid="00170eb2" officeooo:paragraph-rsid="00170eb2" style:font-size-asian="13pt" style:font-size-complex="13pt"/>
    </style:style>
    <style:style style:name="P20" style:family="paragraph" style:parent-style-name="Standard" style:list-style-name="L5">
      <style:paragraph-properties fo:line-height="105%" fo:hyphenation-ladder-count="no-limit"/>
      <style:text-properties officeooo:paragraph-rsid="0018d440" fo:hyphenate="false" fo:hyphenation-remain-char-count="2" fo:hyphenation-push-char-count="2"/>
    </style:style>
    <style:style style:name="P21" style:family="paragraph" style:parent-style-name="Standard" style:list-style-name="L6">
      <style:paragraph-properties fo:line-height="105%" fo:orphans="0" fo:widows="0" fo:hyphenation-ladder-count="no-limit"/>
      <style:text-properties officeooo:paragraph-rsid="0019eb34" fo:hyphenate="false" fo:hyphenation-remain-char-count="2" fo:hyphenation-push-char-count="2"/>
    </style:style>
    <style:style style:name="P22" style:family="paragraph" style:parent-style-name="Standard" style:list-style-name="L6">
      <style:paragraph-properties fo:line-height="105%" fo:orphans="0" fo:widows="0" fo:hyphenation-ladder-count="no-limit"/>
      <style:text-properties officeooo:paragraph-rsid="001ae556" fo:hyphenate="false" fo:hyphenation-remain-char-count="2" fo:hyphenation-push-char-count="2"/>
    </style:style>
    <style:style style:name="P23" style:family="paragraph" style:parent-style-name="Standard" style:list-style-name="L6">
      <style:paragraph-properties fo:line-height="105%" fo:orphans="0" fo:widows="0" fo:hyphenation-ladder-count="no-limit"/>
      <style:text-properties officeooo:paragraph-rsid="001b93f0" fo:hyphenate="false" fo:hyphenation-remain-char-count="2" fo:hyphenation-push-char-count="2"/>
    </style:style>
    <style:style style:name="P24" style:family="paragraph" style:parent-style-name="Standard">
      <style:paragraph-properties fo:line-height="105%" fo:orphans="0" fo:widows="0" fo:hyphenation-ladder-count="no-limit"/>
      <style:text-properties officeooo:paragraph-rsid="0019eb34" fo:hyphenate="false" fo:hyphenation-remain-char-count="2" fo:hyphenation-push-char-count="2"/>
    </style:style>
    <style:style style:name="P25" style:family="paragraph" style:parent-style-name="Standard" style:list-style-name="L6">
      <style:paragraph-properties fo:line-height="105%" fo:text-align="start" style:justify-single-word="false" fo:orphans="0" fo:widows="0" fo:hyphenation-ladder-count="no-limit"/>
      <style:text-properties officeooo:paragraph-rsid="0019eb34" fo:hyphenate="false" fo:hyphenation-remain-char-count="2" fo:hyphenation-push-char-count="2"/>
    </style:style>
    <style:style style:name="P26" style:family="paragraph" style:parent-style-name="Standard" style:list-style-name="L5">
      <style:paragraph-properties fo:line-height="105%" fo:hyphenation-ladder-count="no-limit"/>
      <style:text-properties fo:color="#00000a" style:font-name="Calibri Light" fo:font-size="13pt" style:text-underline-style="none" officeooo:rsid="0018d440" officeooo:paragraph-rsid="0018d440" style:font-name-asian="Calibri1" style:font-size-asian="13pt" style:font-name-complex="Calibri1" style:font-size-complex="13pt" fo:hyphenate="false" fo:hyphenation-remain-char-count="2" fo:hyphenation-push-char-count="2"/>
    </style:style>
    <style:style style:name="P27" style:family="paragraph" style:parent-style-name="Standard" style:list-style-name="L6">
      <style:text-properties officeooo:paragraph-rsid="0019eb34"/>
    </style:style>
    <style:style style:name="P28" style:family="paragraph" style:parent-style-name="Standard" style:list-style-name="L6">
      <style:text-properties officeooo:paragraph-rsid="001b93f0"/>
    </style:style>
    <style:style style:name="P29" style:family="paragraph" style:parent-style-name="Standard" style:list-style-name="L6">
      <style:text-properties officeooo:paragraph-rsid="00203b9c"/>
    </style:style>
    <style:style style:name="P30" style:family="paragraph" style:parent-style-name="Standard" style:list-style-name="L6">
      <style:text-properties officeooo:paragraph-rsid="00213800"/>
    </style:style>
    <style:style style:name="P31" style:family="paragraph" style:parent-style-name="Standard" style:list-style-name="L6">
      <style:text-properties officeooo:rsid="0019eb34" officeooo:paragraph-rsid="0019eb34"/>
    </style:style>
    <style:style style:name="P32" style:family="paragraph" style:parent-style-name="Standard" style:list-style-name="L6">
      <style:text-properties fo:font-size="13pt" officeooo:paragraph-rsid="0019eb34" style:font-size-asian="13pt"/>
    </style:style>
    <style:style style:name="P33" style:family="paragraph" style:parent-style-name="Standard" style:list-style-name="L6">
      <style:paragraph-properties fo:line-height="105%" fo:orphans="0" fo:widows="0" fo:hyphenation-ladder-count="no-limit"/>
      <style:text-properties fo:color="#000000" officeooo:paragraph-rsid="0019eb34" style:font-name-asian="Mangal" style:language-asian="hi" style:country-asian="IN" style:font-name-complex="Calibri1" style:font-size-complex="13pt" fo:hyphenate="false" fo:hyphenation-remain-char-count="2" fo:hyphenation-push-char-count="2"/>
    </style:style>
    <style:style style:name="P34" style:family="paragraph" style:parent-style-name="Standard" style:list-style-name="L7">
      <style:paragraph-properties fo:line-height="105%" fo:orphans="0" fo:widows="0" fo:hyphenation-ladder-count="no-limit"/>
      <style:text-properties fo:color="#000000" officeooo:paragraph-rsid="001ae556" style:font-name-asian="Mangal" style:language-asian="hi" style:country-asian="IN" style:font-name-complex="Calibri1" style:font-size-complex="13pt" fo:hyphenate="false" fo:hyphenation-remain-char-count="2" fo:hyphenation-push-char-count="2"/>
    </style:style>
    <style:style style:name="P35" style:family="paragraph" style:parent-style-name="Standard" style:list-style-name="L7">
      <style:paragraph-properties fo:line-height="105%" fo:orphans="0" fo:widows="0" fo:hyphenation-ladder-count="no-limit"/>
      <style:text-properties fo:color="#000000" officeooo:rsid="001ae556" officeooo:paragraph-rsid="001ae556" style:font-name-asian="Mangal" style:language-asian="hi" style:country-asian="IN" style:font-name-complex="Calibri1" style:font-size-complex="13pt" fo:hyphenate="false" fo:hyphenation-remain-char-count="2" fo:hyphenation-push-char-count="2"/>
    </style:style>
    <style:style style:name="P36" style:family="paragraph" style:parent-style-name="Standard" style:list-style-name="L6">
      <style:paragraph-properties fo:line-height="105%" fo:orphans="0" fo:widows="0" fo:hyphenation-ladder-count="no-limit"/>
      <style:text-properties fo:color="#000000" officeooo:rsid="001ae556" officeooo:paragraph-rsid="001ae556" style:font-name-asian="Mangal" style:language-asian="hi" style:country-asian="IN" style:font-name-complex="Calibri1" style:font-size-complex="13pt" fo:hyphenate="false" fo:hyphenation-remain-char-count="2" fo:hyphenation-push-char-count="2"/>
    </style:style>
    <style:style style:name="P37" style:family="paragraph" style:parent-style-name="Standard" style:list-style-name="L6">
      <style:paragraph-properties fo:line-height="105%" fo:orphans="0" fo:widows="0" fo:hyphenation-ladder-count="no-limit"/>
      <style:text-properties fo:color="#000000" officeooo:rsid="001b93f0" officeooo:paragraph-rsid="001b93f0" style:font-name-asian="Mangal" style:language-asian="hi" style:country-asian="IN" style:font-name-complex="Calibri1" style:font-size-complex="13pt" fo:hyphenate="false" fo:hyphenation-remain-char-count="2" fo:hyphenation-push-char-count="2"/>
    </style:style>
    <style:style style:name="P38" style:family="paragraph" style:parent-style-name="Standard" style:list-style-name="L6">
      <style:paragraph-properties fo:line-height="105%" fo:orphans="0" fo:widows="0" fo:hyphenation-ladder-count="no-limit"/>
      <style:text-properties fo:color="#000000" style:font-name="Calibri" fo:font-size="13pt" fo:font-weight="bold" officeooo:paragraph-rsid="0019eb34" style:font-name-asian="Mangal" style:font-size-asian="13pt" style:language-asian="hi" style:country-asian="IN" style:font-weight-asian="bold" style:font-name-complex="Calibri1" style:font-size-complex="13pt" fo:hyphenate="false" fo:hyphenation-remain-char-count="2" fo:hyphenation-push-char-count="2"/>
    </style:style>
    <style:style style:name="P39" style:family="paragraph" style:parent-style-name="Standard" style:list-style-name="L6">
      <style:paragraph-properties fo:line-height="105%" fo:orphans="0" fo:widows="0" fo:hyphenation-ladder-count="no-limit"/>
      <style:text-properties fo:color="#000000" style:font-name="Calibri" fo:font-size="13pt" officeooo:paragraph-rsid="0019eb34" style:font-name-asian="Mangal" style:font-size-asian="13pt" style:language-asian="hi" style:country-asian="IN" style:font-name-complex="Calibri1" style:font-size-complex="13pt" fo:hyphenate="false" fo:hyphenation-remain-char-count="2" fo:hyphenation-push-char-count="2"/>
    </style:style>
    <style:style style:name="P40" style:family="paragraph" style:parent-style-name="Standard" style:list-style-name="L6">
      <style:paragraph-properties fo:line-height="105%" fo:orphans="0" fo:widows="0" fo:hyphenation-ladder-count="no-limit"/>
      <style:text-properties fo:color="#92d050" fo:font-style="italic" officeooo:paragraph-rsid="0019eb34" style:font-name-asian="Mangal" style:language-asian="hi" style:country-asian="IN" style:font-style-asian="italic" style:font-name-complex="Calibri1" style:font-size-complex="13pt" fo:hyphenate="false" fo:hyphenation-remain-char-count="2" fo:hyphenation-push-char-count="2"/>
    </style:style>
    <style:style style:name="P41" style:family="paragraph" style:parent-style-name="Standard" style:list-style-name="L6">
      <style:text-properties fo:color="#92d050" fo:font-style="italic" officeooo:paragraph-rsid="001b93f0" style:font-style-asian="italic" style:font-size-complex="13pt" style:font-weight-complex="bold"/>
    </style:style>
    <style:style style:name="P42" style:family="paragraph" style:parent-style-name="Standard" style:list-style-name="L6">
      <style:text-properties fo:color="#92d050" fo:font-style="italic" officeooo:paragraph-rsid="00203b9c" style:font-style-asian="italic"/>
    </style:style>
    <style:style style:name="P43" style:family="paragraph" style:parent-style-name="Standard" style:list-style-name="L6">
      <style:text-properties officeooo:paragraph-rsid="001b93f0" style:font-size-complex="13pt"/>
    </style:style>
    <style:style style:name="P44" style:family="paragraph" style:parent-style-name="Standard" style:list-style-name="L6">
      <style:text-properties officeooo:rsid="001e464c" officeooo:paragraph-rsid="001e464c" style:font-size-complex="13pt"/>
    </style:style>
    <style:style style:name="P45" style:family="paragraph" style:parent-style-name="Standard" style:list-style-name="L6">
      <style:text-properties officeooo:rsid="00203b9c" officeooo:paragraph-rsid="00203b9c"/>
    </style:style>
    <style:style style:name="P46" style:family="paragraph" style:parent-style-name="Standard" style:list-style-name="L6">
      <style:text-properties fo:font-style="italic" fo:font-weight="bold" officeooo:paragraph-rsid="00203b9c" style:font-style-asian="italic" style:font-weight-asian="bold" style:font-weight-complex="bold"/>
    </style:style>
    <style:style style:name="P47" style:family="paragraph" style:parent-style-name="Standard" style:list-style-name="L6">
      <style:paragraph-properties fo:line-height="200%" fo:hyphenation-ladder-count="no-limit"/>
      <style:text-properties officeooo:rsid="0021a99e" officeooo:paragraph-rsid="0021a99e" fo:hyphenate="false" fo:hyphenation-remain-char-count="2" fo:hyphenation-push-char-count="2"/>
    </style:style>
    <style:style style:name="P48" style:family="paragraph" style:parent-style-name="Standard">
      <style:paragraph-properties fo:line-height="200%" fo:hyphenation-ladder-count="no-limit"/>
      <style:text-properties officeooo:rsid="0021a99e" officeooo:paragraph-rsid="0021a99e" fo:hyphenate="false" fo:hyphenation-remain-char-count="2" fo:hyphenation-push-char-count="2"/>
    </style:style>
    <style:style style:name="P49" style:family="paragraph" style:parent-style-name="Standard">
      <style:text-properties officeooo:paragraph-rsid="0019eb34"/>
    </style:style>
    <style:style style:name="P50" style:family="paragraph" style:parent-style-name="Standard" style:list-style-name="L5">
      <style:paragraph-properties fo:line-height="200%" fo:break-before="page"/>
      <style:text-properties fo:color="#2e74b5" style:font-name="Calibri Light" fo:font-size="13pt" style:text-underline-style="none" officeooo:rsid="0018d440" officeooo:paragraph-rsid="0018d440" style:font-size-asian="13pt" style:font-size-complex="13pt"/>
    </style:style>
    <style:style style:name="P51" style:family="paragraph" style:parent-style-name="Standard" style:list-style-name="L6">
      <style:paragraph-properties fo:line-height="105%" fo:text-align="start" style:justify-single-word="false" fo:orphans="0" fo:widows="0" fo:hyphenation-ladder-count="no-limit" fo:break-before="page"/>
      <style:text-properties fo:color="#2e74b5" style:font-name="Calibri Light" fo:font-size="14pt" officeooo:rsid="001b93f0" officeooo:paragraph-rsid="001b93f0" style:font-size-asian="14pt" style:font-size-complex="13pt" fo:hyphenate="false" fo:hyphenation-remain-char-count="2" fo:hyphenation-push-char-count="2"/>
    </style:style>
    <style:style style:name="P52" style:family="paragraph" style:parent-style-name="Standard" style:list-style-name="L6">
      <style:paragraph-properties fo:line-height="200%" fo:break-before="page"/>
      <style:text-properties fo:color="#2e74b5" style:font-name="Calibri Light" fo:font-size="14pt" style:text-underline-style="none" officeooo:rsid="0019eb34" officeooo:paragraph-rsid="00203b9c" style:font-size-asian="14pt" style:font-size-complex="13pt"/>
    </style:style>
    <style:style style:name="P53" style:family="paragraph" style:parent-style-name="Standard" style:list-style-name="L1">
      <style:paragraph-properties fo:line-height="200%" fo:break-before="page"/>
      <style:text-properties fo:color="#2e74b5" style:font-name="Calibri Light" fo:font-size="14pt" style:text-underline-style="none" officeooo:rsid="00170eb2" officeooo:paragraph-rsid="00213800" style:font-size-asian="14pt" style:font-size-complex="13pt"/>
    </style:style>
    <style:style style:name="P54" style:family="paragraph" style:parent-style-name="Standard" style:list-style-name="L6">
      <style:paragraph-properties fo:margin-top="0.423cm" fo:margin-bottom="0.282cm" loext:contextual-spacing="false" fo:line-height="150%"/>
      <style:text-properties officeooo:paragraph-rsid="0019eb34"/>
    </style:style>
    <style:style style:name="P55" style:family="paragraph" style:parent-style-name="Standard" style:list-style-name="L6">
      <style:paragraph-properties fo:margin-top="0cm" fo:margin-bottom="0cm" loext:contextual-spacing="false" fo:line-height="105%" fo:orphans="0" fo:widows="0" fo:hyphenation-ladder-count="no-limit"/>
      <style:text-properties fo:color="#000000" fo:font-weight="bold" officeooo:paragraph-rsid="0019eb34" style:font-name-asian="Mangal" style:language-asian="hi" style:country-asian="IN" style:font-weight-asian="bold" style:font-name-complex="Calibri1" style:font-size-complex="13pt" style:font-weight-complex="bold" fo:hyphenate="false" fo:hyphenation-remain-char-count="2" fo:hyphenation-push-char-count="2"/>
    </style:style>
    <style:style style:name="P56" style:family="paragraph" style:parent-style-name="Standard" style:list-style-name="L6">
      <style:paragraph-properties fo:margin-top="0cm" fo:margin-bottom="0cm" loext:contextual-spacing="false" fo:line-height="100%" fo:orphans="0" fo:widows="0" fo:hyphenation-ladder-count="no-limit"/>
      <style:text-properties fo:color="#000000" fo:font-weight="bold" officeooo:paragraph-rsid="0019eb34" style:font-name-asian="Mangal" style:language-asian="hi" style:country-asian="IN" style:font-weight-asian="bold" style:font-name-complex="Calibri1" style:font-size-complex="13pt" style:font-weight-complex="bold" fo:hyphenate="false" fo:hyphenation-remain-char-count="2" fo:hyphenation-push-char-count="2"/>
    </style:style>
    <style:style style:name="P57" style:family="paragraph" style:parent-style-name="Standard" style:list-style-name="L6">
      <style:paragraph-properties fo:margin-top="0cm" fo:margin-bottom="0cm" loext:contextual-spacing="false" fo:line-height="100%" fo:orphans="0" fo:widows="0" fo:hyphenation-ladder-count="no-limit"/>
      <style:text-properties fo:color="#000000" officeooo:paragraph-rsid="0019eb34" style:font-name-asian="Mangal" style:language-asian="hi" style:country-asian="IN" style:font-name-complex="Calibri1" style:font-size-complex="13pt" fo:hyphenate="false" fo:hyphenation-remain-char-count="2" fo:hyphenation-push-char-count="2"/>
    </style:style>
    <style:style style:name="P58" style:family="paragraph" style:parent-style-name="Standard" style:list-style-name="L6">
      <style:paragraph-properties fo:margin-top="0cm" fo:margin-bottom="0cm" loext:contextual-spacing="false" fo:line-height="100%" fo:orphans="0" fo:widows="0" fo:hyphenation-ladder-count="no-limit"/>
      <style:text-properties fo:color="#2e74b5" style:font-name="Calibri" fo:font-size="13pt" fo:font-weight="bold" officeooo:paragraph-rsid="0019eb34" style:font-name-asian="Mangal" style:font-size-asian="13pt" style:language-asian="hi" style:country-asian="IN" style:font-weight-asian="bold" style:font-name-complex="Calibri1" style:font-size-complex="13pt" style:font-weight-complex="bold" fo:hyphenate="false" fo:hyphenation-remain-char-count="2" fo:hyphenation-push-char-count="2"/>
    </style:style>
    <style:style style:name="P59" style:family="paragraph" style:parent-style-name="Standard" style:list-style-name="L6">
      <style:paragraph-properties fo:margin-top="0cm" fo:margin-bottom="0cm" loext:contextual-spacing="false" fo:line-height="100%" fo:orphans="0" fo:widows="0" fo:hyphenation-ladder-count="no-limit"/>
      <style:text-properties fo:color="#2e74b5" style:font-name="Calibri" fo:font-size="13pt" officeooo:paragraph-rsid="0019eb34" style:font-name-asian="Mangal" style:font-size-asian="13pt" style:language-asian="hi" style:country-asian="IN" style:font-name-complex="Calibri1" style:font-size-complex="13pt" fo:hyphenate="false" fo:hyphenation-remain-char-count="2" fo:hyphenation-push-char-count="2"/>
    </style:style>
    <style:style style:name="P60" style:family="paragraph" style:parent-style-name="No_20_Spacing">
      <style:paragraph-properties fo:text-align="center" style:justify-single-word="false"/>
      <style:text-properties fo:color="#2e74b5" style:font-name="Calibri Light" fo:font-size="36pt" officeooo:paragraph-rsid="00170eb2" style:font-size-asian="36pt" style:font-size-complex="36pt"/>
    </style:style>
    <style:style style:name="P61" style:family="paragraph" style:parent-style-name="No_20_Spacing">
      <style:text-properties fo:color="#5b9bd5" fo:font-size="13pt" style:font-size-asian="13pt" style:font-size-complex="13pt"/>
    </style:style>
    <style:style style:name="P62" style:family="paragraph" style:parent-style-name="Heading_20_2" style:list-style-name="L1">
      <style:paragraph-properties fo:line-height="200%"/>
      <style:text-properties style:text-underline-style="none" officeooo:paragraph-rsid="00170eb2"/>
    </style:style>
    <style:style style:name="P63" style:family="paragraph" style:parent-style-name="Heading_20_2" style:list-style-name="L1">
      <style:paragraph-properties fo:line-height="200%"/>
      <style:text-properties fo:color="#2e74b5" style:font-name="Calibri Light" fo:font-size="14pt" style:text-underline-style="none" officeooo:rsid="00170eb2" officeooo:paragraph-rsid="00170eb2" style:font-size-asian="14pt" style:font-size-complex="13pt"/>
    </style:style>
    <style:style style:name="P64" style:family="paragraph" style:parent-style-name="Heading_20_2" style:list-style-name="L5">
      <style:paragraph-properties fo:line-height="200%" fo:hyphenation-ladder-count="no-limit"/>
      <style:text-properties fo:color="#2e74b5" style:font-name="Calibri Light" fo:font-size="14pt" style:text-underline-style="none" officeooo:rsid="00170eb2" officeooo:paragraph-rsid="0019eb34" style:font-size-asian="14pt" style:font-size-complex="13pt" fo:hyphenate="false" fo:hyphenation-remain-char-count="2" fo:hyphenation-push-char-count="2"/>
    </style:style>
    <style:style style:name="P65" style:family="paragraph" style:parent-style-name="Heading_20_2" style:list-style-name="L6">
      <style:paragraph-properties fo:line-height="200%" fo:text-align="start" style:justify-single-word="false" fo:orphans="0" fo:widows="0" fo:hyphenation-ladder-count="no-limit"/>
      <style:text-properties fo:color="#2e74b5" style:font-name="Calibri Light" fo:font-size="14pt" style:text-underline-style="none" officeooo:rsid="001b93f0" officeooo:paragraph-rsid="001b93f0" style:font-size-asian="14pt" style:language-asian="hi" style:country-asian="IN" style:font-size-complex="13pt" fo:hyphenate="false" fo:hyphenation-remain-char-count="2" fo:hyphenation-push-char-count="2"/>
    </style:style>
    <style:style style:name="P66" style:family="paragraph" style:parent-style-name="Heading_20_2" style:list-style-name="L6">
      <style:text-properties officeooo:paragraph-rsid="0019eb34"/>
    </style:style>
    <style:style style:name="P67" style:family="paragraph" style:parent-style-name="Heading_20_2" style:list-style-name="L1">
      <style:paragraph-properties fo:line-height="200%" fo:break-before="page"/>
      <style:text-properties style:text-underline-style="none" officeooo:rsid="00170eb2" officeooo:paragraph-rsid="00170eb2"/>
    </style:style>
    <style:style style:name="P68" style:family="paragraph" style:parent-style-name="Heading_20_1">
      <style:paragraph-properties fo:margin-left="1.27cm" fo:margin-right="0cm" fo:line-height="200%" fo:text-align="center" style:justify-single-word="false" fo:text-indent="0cm" style:auto-text-indent="false"/>
      <style:text-properties fo:font-size="18pt" style:text-underline-style="solid" style:text-underline-width="auto" style:text-underline-color="font-color" officeooo:paragraph-rsid="00170eb2" style:font-size-asian="18pt" style:font-size-complex="18pt"/>
    </style:style>
    <style:style style:name="P69" style:family="paragraph" style:parent-style-name="Frame_20_contents">
      <style:paragraph-properties fo:margin-top="0.212cm" fo:margin-bottom="0.282cm" loext:contextual-spacing="false"/>
      <style:text-properties fo:color="#a6a6a6" fo:font-size="12pt" officeooo:rsid="00170eb2" officeooo:paragraph-rsid="00170eb2" style:font-size-asian="12pt" style:font-size-complex="12pt"/>
    </style:style>
    <style:style style:name="P70" style:family="paragraph" style:parent-style-name="Frame_20_contents">
      <style:text-properties fo:color="#5b9bd5"/>
    </style:style>
    <style:style style:name="P71" style:family="paragraph" style:parent-style-name="List_20_Paragraph" style:list-style-name="L6">
      <style:text-properties fo:color="#92d050" fo:font-style="italic" officeooo:paragraph-rsid="00213800" style:font-style-asian="italic" style:font-size-complex="13pt" style:font-style-complex="italic" style:font-weight-complex="bold"/>
    </style:style>
    <style:style style:name="T1" style:family="text">
      <style:text-properties fo:color="#2e74b5" style:font-name="Calibri Light" fo:font-size="14pt" style:text-underline-style="none" officeooo:rsid="00170eb2" style:font-size-asian="14pt" style:font-size-complex="13pt"/>
    </style:style>
    <style:style style:name="T2" style:family="text">
      <style:text-properties fo:color="#2e74b5" style:font-name="Calibri Light" fo:font-size="14pt" style:text-underline-style="none" officeooo:rsid="0018d440" style:font-size-asian="14pt" style:font-size-complex="13pt"/>
    </style:style>
    <style:style style:name="T3" style:family="text">
      <style:text-properties fo:color="#2e74b5" style:font-name="Calibri Light" fo:font-size="14pt" style:text-underline-style="none" officeooo:rsid="00170eb2" style:font-size-asian="14pt" style:language-asian="hi" style:country-asian="IN" style:font-size-complex="13pt"/>
    </style:style>
    <style:style style:name="T4" style:family="text">
      <style:text-properties fo:color="#2e74b5" style:font-name="Calibri Light" fo:font-size="14pt" style:text-underline-style="none" officeooo:rsid="00203b9c" style:font-size-asian="14pt" style:language-asian="hi" style:country-asian="IN" style:font-size-complex="13pt"/>
    </style:style>
    <style:style style:name="T5" style:family="text">
      <style:text-properties fo:color="#a6a6a6" fo:font-size="12pt" style:font-size-asian="12pt" style:font-size-complex="12pt"/>
    </style:style>
    <style:style style:name="T6" style:family="text">
      <style:text-properties fo:color="#a6a6a6" fo:font-size="12pt" officeooo:rsid="00170eb2" style:font-size-asian="12pt" style:font-size-complex="12pt"/>
    </style:style>
    <style:style style:name="T7" style:family="text">
      <style:text-properties style:text-underline-style="none"/>
    </style:style>
    <style:style style:name="T8" style:family="text">
      <style:text-properties style:text-underline-style="none" style:language-asian="hi" style:country-asian="IN"/>
    </style:style>
    <style:style style:name="T9" style:family="text">
      <style:text-properties style:text-underline-style="none" officeooo:rsid="0018d440" style:language-asian="hi" style:country-asian="IN"/>
    </style:style>
    <style:style style:name="T10" style:family="text">
      <style:text-properties fo:color="#00000a" style:font-name-asian="Calibri1" style:font-name-complex="Calibri1" style:font-size-complex="13pt"/>
    </style:style>
    <style:style style:name="T11" style:family="text">
      <style:text-properties fo:color="#00000a" fo:font-style="italic" fo:font-weight="bold" style:font-name-asian="Calibri1" style:font-style-asian="italic" style:font-weight-asian="bold" style:font-name-complex="Calibri1" style:font-size-complex="13pt"/>
    </style:style>
    <style:style style:name="T12" style:family="text">
      <style:text-properties fo:color="#00000a" fo:font-style="italic" style:font-name-asian="Calibri1" style:font-style-asian="italic" style:font-name-complex="Calibri1" style:font-size-complex="13pt"/>
    </style:style>
    <style:style style:name="T13" style:family="text">
      <style:text-properties fo:color="#00000a" fo:font-weight="bold" style:font-name-asian="Calibri1" style:font-weight-asian="bold" style:font-name-complex="Calibri1" style:font-size-complex="13pt"/>
    </style:style>
    <style:style style:name="T14" style:family="text">
      <style:text-properties fo:font-weight="bold" style:font-weight-asian="bold"/>
    </style:style>
    <style:style style:name="T15" style:family="text">
      <style:text-properties officeooo:rsid="0019eb34"/>
    </style:style>
    <style:style style:name="T16" style:family="text">
      <style:text-properties fo:color="#000000" style:font-name-asian="Mangal" style:language-asian="hi" style:country-asian="IN" style:font-name-complex="Calibri1" style:font-size-complex="13pt"/>
    </style:style>
    <style:style style:name="T17" style:family="text">
      <style:text-properties fo:color="#000000" officeooo:rsid="0019eb34" style:font-name-asian="Mangal" style:language-asian="hi" style:country-asian="IN" style:font-name-complex="Calibri1" style:font-size-complex="13pt"/>
    </style:style>
    <style:style style:name="T18" style:family="text">
      <style:text-properties fo:color="#000000" officeooo:rsid="001ae556" style:font-name-asian="Mangal" style:language-asian="hi" style:country-asian="IN" style:font-name-complex="Calibri1" style:font-size-complex="13pt"/>
    </style:style>
    <style:style style:name="T19" style:family="text">
      <style:text-properties fo:color="#000000" officeooo:rsid="001b7004" style:font-name-asian="Mangal" style:language-asian="hi" style:country-asian="IN" style:font-name-complex="Calibri1" style:font-size-complex="13pt"/>
    </style:style>
    <style:style style:name="T20" style:family="text">
      <style:text-properties fo:color="#000000" officeooo:rsid="001b93f0" style:font-name-asian="Mangal" style:language-asian="hi" style:country-asian="IN" style:font-name-complex="Calibri1" style:font-size-complex="13pt"/>
    </style:style>
    <style:style style:name="T21" style:family="text">
      <style:text-properties fo:color="#000000" officeooo:rsid="0021a99e" style:font-name-asian="Mangal" style:language-asian="hi" style:country-asian="IN" style:font-name-complex="Calibri1" style:font-size-complex="13pt"/>
    </style:style>
    <style:style style:name="T22" style:family="text">
      <style:text-properties fo:color="#000000" officeooo:rsid="00237426" style:font-name-asian="Mangal" style:language-asian="hi" style:country-asian="IN" style:font-name-complex="Calibri1" style:font-size-complex="13pt"/>
    </style:style>
    <style:style style:name="T23" style:family="text">
      <style:text-properties fo:color="#000000" style:font-name="Calibri Light" fo:font-size="14pt" style:text-underline-style="none" officeooo:rsid="0018d440" style:font-name-asian="Mangal" style:font-size-asian="14pt" style:language-asian="hi" style:country-asian="IN" style:font-name-complex="Calibri1" style:font-size-complex="13pt"/>
    </style:style>
    <style:style style:name="T24" style:family="text">
      <style:text-properties fo:color="#000000" style:font-name="Calibri Light" fo:font-size="14pt" style:text-underline-style="none" officeooo:rsid="001b93f0" style:font-name-asian="Mangal" style:font-size-asian="14pt" style:language-asian="hi" style:country-asian="IN" style:font-name-complex="Calibri1" style:font-size-complex="13pt"/>
    </style:style>
    <style:style style:name="T25" style:family="text">
      <style:text-properties fo:color="#92d050" fo:font-style="italic" style:font-name-asian="Mangal" style:language-asian="hi" style:country-asian="IN" style:font-style-asian="italic" style:font-name-complex="Calibri1" style:font-size-complex="13pt"/>
    </style:style>
    <style:style style:name="T26" style:family="text">
      <style:text-properties officeooo:rsid="001b93f0"/>
    </style:style>
    <style:style style:name="T27" style:family="text">
      <style:text-properties style:font-size-complex="13pt"/>
    </style:style>
    <style:style style:name="T28" style:family="text">
      <style:text-properties officeooo:rsid="001b93f0" style:font-size-complex="13pt"/>
    </style:style>
    <style:style style:name="T29" style:family="text">
      <style:text-properties officeooo:rsid="00203b9c"/>
    </style:style>
    <style:style style:name="T30" style:family="text">
      <style:text-properties fo:font-style="italic" style:font-style-asian="italic" style:font-size-complex="13pt" style:font-style-complex="italic"/>
    </style:style>
    <style:style style:name="T31" style:family="text">
      <style:text-properties fo:font-style="italic" officeooo:rsid="00213800" style:font-style-asian="italic" style:font-size-complex="13pt" style:font-style-complex="italic"/>
    </style:style>
    <style:style style:name="T32" style:family="text">
      <style:text-properties officeooo:rsid="0021380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fo:padding="0cm" fo:border="0.06pt solid #000000" loext:rel-width-rel="page" draw:textarea-vertical-align="botto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SAR </text:p>
      <text:p text:style-name="P3"><text:span text:style-name="T5"><text:tab/><text:tab/><text:tab/><text:tab/><text:tab/></text:span><text:span text:style-name="T6">Cahier de charges </text:span></text:p>
      <text:p text:style-name="P69"><text:tab/><text:tab/><text:tab/><text:tab/><text:tab/>Version 1.0</text:p>
      <text:h text:style-name="P2" text:outline-level="1"/>
      <text:h text:style-name="P68" text:outline-level="1">Interface graphique pour la logique en L3</text:h>
      <text:h text:style-name="P4" text:outline-level="2"/>
      <text:h text:style-name="P4" text:outline-level="2"/>
      <text:h text:style-name="P4" text:outline-level="2"/>
      <text:h text:style-name="P4" text:outline-level="2"/>
      <text:h text:style-name="P5" text:outline-level="2">Réalisé par:<text:span text:style-name="T7"> </text:span></text:h>
      <text:p text:style-name="P6"><draw:frame draw:style-name="fr1" draw:name="Zone de texte 32" text:anchor-type="paragraph" svg:x="3.604cm" svg:y="-0.332cm" svg:width="9.449cm" style:rel-width="45%" draw:z-index="0"><draw:text-box fo:min-height="0.041cm"><text:p text:style-name="P61">Diallo Ousmane 3</text:p><text:p text:style-name="P70">Katuitshi-Ntumba Jean-Marc</text:p></draw:text-box></draw:frame><text:tab/><text:tab/></text:p>
      <text:h text:style-name="P4" text:outline-level="2"/>
      <text:p text:style-name="P1"/>
      <text:p text:style-name="P1"/>
      <text:p text:style-name="P1"/>
      <text:p text:style-name="P1"/>
      <text:p text:style-name="P1"/>
      <text:h text:style-name="P4" text:outline-level="2"/>
      <text:h text:style-name="P4" text:outline-level="2"/>
      <text:list xml:id="list806798680190257081" text:style-name="L1">
        <text:list-header>
          <text:h text:style-name="P67" text:outline-level="2">Sommaire</text:h>
        </text:list-header>
        <text:list-item>
          <text:h text:style-name="P62" text:outline-level="2">Introduction</text:h>
        </text:list-item>
        <text:list-item>
          <text:h text:style-name="P63" text:outline-level="2">Spécification Technique des Besoins et Exigences</text:h>
        </text:list-item>
      </text:list>
      <text:list xml:id="list7334307946637581404" text:style-name="L2">
        <text:list-item>
          <text:list>
            <text:list-item>
              <text:p text:style-name="P7"><text:span text:style-name="T1">Besoins et Exigences </text:span><text:span text:style-name="T2">du client</text:span></text:p>
            </text:list-item>
            <text:list-item>
              <text:p text:style-name="P7"><text:span text:style-name="T1">Solution</text:span><text:span text:style-name="T2">s</text:span></text:p>
            </text:list-item>
          </text:list>
        </text:list-item>
      </text:list>
      <text:list xml:id="list1960205397041605765" text:style-name="L3">
        <text:list-item>
          <text:p text:style-name="P11">Architecture logicielle</text:p>
        </text:list-item>
        <text:list-item>
          <text:p text:style-name="P11">Choix technologique</text:p>
        </text:list-item>
      </text:list>
      <text:list xml:id="list132242686862869" text:continue-list="list806798680190257081" text:style-name="L1">
        <text:list-item>
          <text:p text:style-name="P13">Délais <text:span text:style-name="T29">et taches à réaliser</text:span></text:p>
        </text:list-item>
        <text:list-item>
          <text:p text:style-name="P12">Organisation du projet</text:p>
          <text:p text:style-name="P12"/>
        </text:list-item>
      </text:list>
      <text:list xml:id="list406807374626473212" text:style-name="L4">
        <text:list-header>
          <text:p text:style-name="P18"/>
        </text:list-header>
      </text:list>
      <text:p text:style-name="P19"><text:tab/></text:p>
      <text:list xml:id="list3096156465425940270" text:style-name="L5">
        <text:list-item>
          <text:p text:style-name="P50">Introduction</text:p>
          <text:p text:style-name="P20"><text:span text:style-name="T10">Le projet "</text:span><text:span text:style-name="T11">Interface graphique pour la Logique en L3</text:span><text:span text:style-name="T12">"</text:span><text:span text:style-name="T10"> consiste à développer un outil dynamique et robuste pour améliorer l'enseignement <text:s/>de la logique en Licence 3. Ce projet nous a été soumis dans le cadre de L'UE PSAR du master 1 Informatique spécialité </text:span><text:span text:style-name="T13">SAR</text:span><text:span text:style-name="T10">.</text:span></text:p>
          <text:p text:style-name="P26">Il est sous la responsabilité de Mr Fabrice Kordon suivit par Mme Béatrice Berard,Mr Mathieu Jaume et Mme Bénédicte Legastelois.</text:p>
          <text:p text:style-name="P26"/>
        </text:list-item>
        <text:list-item>
          <text:h text:style-name="P64" text:outline-level="2">Spécification Technique des Besoins et Exigences</text:h>
        </text:list-item>
      </text:list>
      <text:list xml:id="list7828159212531423865" text:style-name="L6">
        <text:list-item>
          <text:list>
            <text:list-header>
              <text:p text:style-name="P9"><text:span text:style-name="T1">Besoins et Exigences </text:span><text:span text:style-name="T2">du client</text:span></text:p>
              <text:p text:style-name="P47"/>
            </text:list-header>
          </text:list>
        </text:list-item>
      </text:list>
      <text:p text:style-name="P48">Interpretation d’une formule de la logique des prédicats</text:p>
      <text:list xml:id="list132242615232683" text:continue-numbering="true" text:style-name="L6">
        <text:list-item>
          <text:list>
            <text:list-header>
              <text:p text:style-name="P8">Terme :</text:p>
            </text:list-header>
          </text:list>
          <text:p text:style-name="P27">Un terme est défini de façon inductive comme suit :</text:p>
          <text:list text:continue-numbering="true">
            <text:list-header>
              <text:p text:style-name="P27">Toute variable est un terme</text:p>
              <text:p text:style-name="P31">Toute constantes est un terme</text:p>
            </text:list-header>
          </text:list>
          <text:p text:style-name="P54">Nous manipulerons en tout cinq (5) variables {v,w,x,y,z} <text:s/>et 20 constantes {a,b,c,…,t} dans notre projet.</text:p>
          <text:h text:style-name="P66" text:outline-level="2"><text:span text:style-name="Titre_20_2_20_Car">Interprétation des termes :</text:span></text:h>
          <text:p text:style-name="P32"/>
          <text:p text:style-name="P27">Interpréter un terme, c'est lui associ<text:span text:style-name="T15">er</text:span> une valeur appartenant à un domaine. </text:p>
          <text:p text:style-name="P27"><text:tab/>- Si le terme est une variable, c'est la valeur associée à <text:s/>la variable</text:p>
          <text:p text:style-name="P27"><text:tab/>- Sinon c'est la valeur globale résultant de l’évaluation des différents arguments du terme</text:p>
          <text:p text:style-name="P32"/>
          <text:h text:style-name="P66" text:outline-level="2"><text:span text:style-name="Titre_20_2_20_Car">Interprétation des termes du projet :</text:span></text:h>
        </text:list-item>
      </text:list>
      <text:p text:style-name="P49"><text:span text:style-name="Titre_20_2_20_Car"/></text:p>
      <text:list xml:id="list132242747159479" text:continue-numbering="true" text:style-name="L6">
        <text:list-header>
          <text:p text:style-name="P21"><text:span text:style-name="T16">Dans ce projet </text:span><text:span text:style-name="T17">les domaines d'interprétation seront des jardins <text:s/>contenant des fleurs.</text:span></text:p>
          <text:p text:style-name="P21"><text:span text:style-name="T17"/></text:p>
        </text:list-header>
      </text:list>
      <text:p text:style-name="P24"><text:span text:style-name="T17"><text:tab/></text:span><text:span text:style-name="T21">Construction du jardin</text:span></text:p>
      <text:p text:style-name="P24"><text:span text:style-name="T21"><text:tab/>les coordonnées (x, y) sont des places du jardin (prendre l'image sur le jardin)</text:span></text:p>
      <text:p text:style-name="P24"><text:span text:style-name="T21"><text:tab/>Voir si possible de prendre aussi la figure 1</text:span></text:p>
      <text:p text:style-name="P24"><text:span text:style-name="T21"><text:tab/></text:span></text:p>
      <text:list xml:id="list132241367297154" text:continue-numbering="true" text:style-name="L6">
        <text:list-header>
          <text:p text:style-name="P21"><text:span text:style-name="T17">L</text:span><text:span text:style-name="T16">es objets manipuler seront des fleurs </text:span><text:span text:style-name="T17">dont</text:span><text:span text:style-name="T16"> les caractéristiques </text:span><text:span text:style-name="T17">sont les </text:span><text:span text:style-name="T16">suivantes :</text:span></text:p>
          <text:p text:style-name="P33"><text:tab/>- espèce = {rose, paquerette, tulipe}</text:p>
          <text:p text:style-name="P33"><text:tab/>- taille = {grand, moyen, petit}</text:p>
          <text:p text:style-name="P33"><text:tab/>- couleur = {rouge, rose ,blanche}</text:p>
          <text:p text:style-name="P21"><text:span text:style-name="T16"><text:tab/>- nom</text:span><text:span text:style-name="T17">{une constante ou none s'il est anonyme}</text:span></text:p>
          <text:p text:style-name="P22"><text:span text:style-name="T16">une fleur dans le jardin est représenté par un quintupl</text:span><text:span text:style-name="T18">ets</text:span><text:span text:style-name="T16"> {(x,y),e,t,c,n} où :</text:span></text:p>
        </text:list-header>
      </text:list>
      <text:list xml:id="list5792680968038238608" text:style-name="L7">
        <text:list-item>
          <text:list>
            <text:list-item>
              <text:p text:style-name="P34">(x,y) est sa position dans le jardin </text:p>
            </text:list-item>
            <text:list-item>
              <text:p text:style-name="P35">e son espèce</text:p>
            </text:list-item>
            <text:list-item>
              <text:p text:style-name="P35"><text:soft-page-break/>t sa taille </text:p>
            </text:list-item>
            <text:list-item>
              <text:p text:style-name="P35">c sa couleur</text:p>
            </text:list-item>
            <text:list-item>
              <text:p text:style-name="P35">n son nom ou none si elle est anonyme</text:p>
            </text:list-item>
            <text:list-item>
              <text:p text:style-name="P35"/>
            </text:list-item>
          </text:list>
        </text:list-item>
      </text:list>
      <text:list xml:id="list132242152733694" text:continue-list="list132241367297154" text:style-name="L6">
        <text:list-header>
          <text:h text:style-name="P66" text:outline-level="2"><text:span text:style-name="Titre_20_2_20_Car">Formule de la logique des prédicats: </text:span></text:h>
          <text:p text:style-name="P32"/>
          <text:p text:style-name="P21"><text:span text:style-name="T16">Un Symbole de prédicat correspond au nom d'une propriété </text:span><text:span text:style-name="T22">portant </text:span><text:span text:style-name="T16">sur un </text:span><text:span text:style-name="T18">ou plusieurs </text:span><text:span text:style-name="T16">terme</text:span><text:span text:style-name="T18">s</text:span><text:span text:style-name="T16">.</text:span></text:p>
          <text:p text:style-name="P36">Exemple de prédicat:</text:p>
          <text:p text:style-name="P37">f1 à f8</text:p>
          <text:p text:style-name="P21"><text:span text:style-name="T16"><text:tab/></text:span><text:span text:style-name="T25">Implémentation des formules</text:span></text:p>
          <text:p text:style-name="P21"><text:span text:style-name="T16">Une variable est libre si elle n'est associé</text:span><text:span text:style-name="T18">e</text:span><text:span text:style-name="T16"> à aucun quantificateur (existentiel ,pour tout). </text:span><text:span text:style-name="T18">D</text:span><text:span text:style-name="T16">ans le cas d</text:span><text:span text:style-name="T20">u</text:span><text:span text:style-name="T16"> projet, </text:span><text:span text:style-name="T18">les formules ne devront pas contenir des variables libres</text:span><text:span text:style-name="T16">.</text:span></text:p>
          <text:p text:style-name="P40">Formules du projet</text:p>
          <text:p text:style-name="P21"><text:span text:style-name="T16">Il existe des </text:span><text:span text:style-name="T18">pr</text:span><text:span text:style-name="T19">é</text:span><text:span text:style-name="T18">dicats</text:span><text:span text:style-name="T16"> unaire, binaires et ternaires :</text:span></text:p>
          <text:p text:style-name="P21"><text:span text:style-name="T16">P1-</text:span><text:span text:style-name="T20">prédicats</text:span><text:span text:style-name="T16"> unaire</text:span></text:p>
          <text:p text:style-name="P23"><text:span text:style-name="T16">P2- </text:span><text:span text:style-name="T20">prédicats</text:span><text:span text:style-name="T16"> binaires</text:span></text:p>
          <text:p text:style-name="P23"><text:span text:style-name="T16">P3- </text:span><text:span text:style-name="T20">prédicats</text:span><text:span text:style-name="T16"> ternaire</text:span></text:p>
          <text:p text:style-name="P33">P1= {est_rouge, est_rose, est_blanc, a_l_est, a_l_ouest, au_sud, au_nord , Rose, Paquerette, Tulipe, est_grand, est_moyen, est_petit}</text:p>
          <text:p text:style-name="P33">P2={a_l_est_de, a_l_ouest_de, au_sud_de, au_nord_de, même_latitude, même_longitude ,plus_grand_que, plus_petit_que, même_taille_que, même_couleur_que}</text:p>
          <text:p text:style-name="P33">P3 = {est_entre}</text:p>
          <text:p text:style-name="P40">Interprétation des formules</text:p>
          <text:p text:style-name="P38"/>
          <text:p text:style-name="P39"/>
        </text:list-header>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list xml:id="list132242337597460" text:continue-numbering="true" text:style-name="L6">
              <text:list-header>
                <text:p text:style-name="P55">Prédicat</text:p>
              </text:list-header>
            </text:list>
          </table:table-cell>
          <table:table-cell table:style-name="Tableau1.A1" office:value-type="string">
            <text:list xml:id="list132241130434060" text:continue-numbering="true" text:style-name="L6">
              <text:list-header>
                <text:p text:style-name="P56">Définition</text:p>
              </text:list-header>
            </text:list>
          </table:table-cell>
          <table:table-cell table:style-name="Tableau1.A1" office:value-type="string">
            <text:list xml:id="list132241984090531" text:continue-numbering="true" text:style-name="L6">
              <text:list-header>
                <text:p text:style-name="P56">Relation</text:p>
              </text:list-header>
            </text:list>
          </table:table-cell>
        </table:table-row>
        <table:table-row table:style-name="Tableau1.1">
          <table:table-cell table:style-name="Tableau1.A2" office:value-type="string">
            <text:list xml:id="list132241943495005" text:continue-numbering="true" text:style-name="L6">
              <text:list-header>
                <text:p text:style-name="P56">Espèce</text:p>
              </text:list-header>
            </text:list>
          </table:table-cell>
          <table:table-cell table:style-name="Tableau1.A2" office:value-type="string">
            <text:list xml:id="list132242207385642" text:continue-numbering="true" text:style-name="L6">
              <text:list-header>
                <text:p text:style-name="P57">Rose,paquerette,Tulipe</text:p>
              </text:list-header>
            </text:list>
          </table:table-cell>
          <table:table-cell table:style-name="Tableau1.A2" office:value-type="string">
            <text:list xml:id="list132243074981243" text:continue-numbering="true" text:style-name="L6">
              <text:list-header>
                <text:p text:style-name="P57">Unaire</text:p>
              </text:list-header>
            </text:list>
          </table:table-cell>
        </table:table-row>
        <table:table-row table:style-name="Tableau1.1">
          <table:table-cell table:style-name="Tableau1.A3" office:value-type="string">
            <text:list xml:id="list132241324619141" text:continue-numbering="true" text:style-name="L6">
              <text:list-header>
                <text:p text:style-name="P56">Taille</text:p>
              </text:list-header>
            </text:list>
          </table:table-cell>
          <table:table-cell table:style-name="Tableau1.A3" office:value-type="string">
            <text:list xml:id="list132242947250672" text:continue-numbering="true" text:style-name="L6">
              <text:list-header>
                <text:p text:style-name="P57">est_grand,est_moyen,est_petit</text:p>
              </text:list-header>
            </text:list>
          </table:table-cell>
          <table:table-cell table:style-name="Tableau1.A3" office:value-type="string">
            <text:list xml:id="list132242425499043" text:continue-numbering="true" text:style-name="L6">
              <text:list-header>
                <text:p text:style-name="P57">Unaire</text:p>
              </text:list-header>
            </text:list>
          </table:table-cell>
        </table:table-row>
        <table:table-row table:style-name="Tableau1.1">
          <table:table-cell table:style-name="Tableau1.A2" office:value-type="string">
            <text:list xml:id="list132241195086419" text:continue-numbering="true" text:style-name="L6">
              <text:list-header>
                <text:p text:style-name="P56">Couleur</text:p>
              </text:list-header>
            </text:list>
          </table:table-cell>
          <table:table-cell table:style-name="Tableau1.A2" office:value-type="string">
            <text:list xml:id="list132243204765907" text:continue-numbering="true" text:style-name="L6">
              <text:list-header>
                <text:p text:style-name="P57">est_rouge,est_rose,est_blanc</text:p>
              </text:list-header>
            </text:list>
          </table:table-cell>
          <table:table-cell table:style-name="Tableau1.A2" office:value-type="string">
            <text:list xml:id="list132242144936029" text:continue-numbering="true" text:style-name="L6">
              <text:list-header>
                <text:p text:style-name="P57">Unaire</text:p>
              </text:list-header>
            </text:list>
          </table:table-cell>
        </table:table-row>
        <table:table-row table:style-name="Tableau1.1">
          <table:table-cell table:style-name="Tableau1.A3" office:value-type="string">
            <text:list xml:id="list132242599650019" text:continue-numbering="true" text:style-name="L6">
              <text:list-header>
                <text:p text:style-name="P56">Position</text:p>
              </text:list-header>
            </text:list>
          </table:table-cell>
          <table:table-cell table:style-name="Tableau1.A3" office:value-type="string">
            <text:list xml:id="list132241826247526" text:continue-numbering="true" text:style-name="L6">
              <text:list-header>
                <text:p text:style-name="P57">a_l_est,a_l'ouest,au_sud,au_nord</text:p>
              </text:list-header>
            </text:list>
          </table:table-cell>
          <table:table-cell table:style-name="Tableau1.A3" office:value-type="string">
            <text:list xml:id="list132241686151995" text:continue-numbering="true" text:style-name="L6">
              <text:list-header>
                <text:p text:style-name="P57">Unaire</text:p>
              </text:list-header>
            </text:list>
          </table:table-cell>
        </table:table-row>
        <table:table-row table:style-name="Tableau1.1">
          <table:table-cell table:style-name="Tableau1.A2" office:value-type="string">
            <text:list xml:id="list132241583624046" text:continue-numbering="true" text:style-name="L6">
              <text:list-header>
                <text:p text:style-name="P56">Comparaison de position</text:p>
              </text:list-header>
            </text:list>
          </table:table-cell>
          <table:table-cell table:style-name="Tableau1.A2" office:value-type="string">
            <text:list xml:id="list132241924246094" text:continue-numbering="true" text:style-name="L6">
              <text:list-header>
                <text:p text:style-name="P57">a_lest_de,a_l_ouest_de,au_sud_de,au_nord_de,même_latitude, même_longitude</text:p>
              </text:list-header>
            </text:list>
          </table:table-cell>
          <table:table-cell table:style-name="Tableau1.A2" office:value-type="string">
            <text:list xml:id="list132242990078761" text:continue-numbering="true" text:style-name="L6">
              <text:list-header>
                <text:p text:style-name="P57">Binaire</text:p>
              </text:list-header>
            </text:list>
          </table:table-cell>
        </table:table-row>
        <table:table-row table:style-name="Tableau1.1">
          <table:table-cell table:style-name="Tableau1.A3" office:value-type="string">
            <text:list xml:id="list132242186016332" text:continue-numbering="true" text:style-name="L6">
              <text:list-header>
                <text:p text:style-name="P56">Comparaison de taille</text:p>
              </text:list-header>
            </text:list>
          </table:table-cell>
          <table:table-cell table:style-name="Tableau1.A3" office:value-type="string">
            <text:list xml:id="list132242768389360" text:continue-numbering="true" text:style-name="L6">
              <text:list-header>
                <text:p text:style-name="P57">Plus_petit_que,plus_grand_que,même_taille_que</text:p>
              </text:list-header>
            </text:list>
          </table:table-cell>
          <table:table-cell table:style-name="Tableau1.A3" office:value-type="string">
            <text:list xml:id="list132242332343195" text:continue-numbering="true" text:style-name="L6">
              <text:list-header>
                <text:p text:style-name="P57">Binaire</text:p>
              </text:list-header>
            </text:list>
          </table:table-cell>
        </table:table-row>
        <table:table-row table:style-name="Tableau1.1">
          <table:table-cell table:style-name="Tableau1.A2" office:value-type="string">
            <text:list xml:id="list132242057322959" text:continue-numbering="true" text:style-name="L6">
              <text:list-header>
                <text:p text:style-name="P56">Comparaison de couleur</text:p>
              </text:list-header>
            </text:list>
          </table:table-cell>
          <table:table-cell table:style-name="Tableau1.A2" office:value-type="string">
            <text:list xml:id="list132243098385967" text:continue-numbering="true" text:style-name="L6">
              <text:list-header>
                <text:p text:style-name="P57">même_couleur_que</text:p>
              </text:list-header>
            </text:list>
          </table:table-cell>
          <table:table-cell table:style-name="Tableau1.A2" office:value-type="string">
            <text:list xml:id="list132242374598804" text:continue-numbering="true" text:style-name="L6">
              <text:list-header>
                <text:p text:style-name="P57">Binaire</text:p>
              </text:list-header>
            </text:list>
          </table:table-cell>
        </table:table-row>
        <table:table-row table:style-name="Tableau1.1">
          <table:table-cell table:style-name="Tableau1.A3" office:value-type="string">
            <text:list xml:id="list132241548679451" text:continue-numbering="true" text:style-name="L6">
              <text:list-header>
                <text:p text:style-name="P56">Égalité</text:p>
              </text:list-header>
            </text:list>
          </table:table-cell>
          <table:table-cell table:style-name="Tableau1.A3" office:value-type="string">
            <text:list xml:id="list132241279610093" text:continue-numbering="true" text:style-name="L6">
              <text:list-header>
                <text:p text:style-name="P57">=</text:p>
              </text:list-header>
            </text:list>
          </table:table-cell>
          <table:table-cell table:style-name="Tableau1.A3" office:value-type="string">
            <text:list xml:id="list132241671013382" text:continue-numbering="true" text:style-name="L6">
              <text:list-header>
                <text:p text:style-name="P57">Binaire</text:p>
              </text:list-header>
            </text:list>
          </table:table-cell>
        </table:table-row>
        <table:table-row table:style-name="Tableau1.1">
          <table:table-cell table:style-name="Tableau1.A2" office:value-type="string">
            <text:list xml:id="list132241431254643" text:continue-numbering="true" text:style-name="L6">
              <text:list-header>
                <text:p text:style-name="P56">Comparaison de position</text:p>
              </text:list-header>
            </text:list>
          </table:table-cell>
          <table:table-cell table:style-name="Tableau1.A2" office:value-type="string">
            <text:list xml:id="list132241892903060" text:continue-numbering="true" text:style-name="L6">
              <text:list-header>
                <text:p text:style-name="P57">est_entre</text:p>
              </text:list-header>
            </text:list>
          </table:table-cell>
          <table:table-cell table:style-name="Tableau1.A2" office:value-type="string">
            <text:list xml:id="list132242513860982" text:continue-numbering="true" text:style-name="L6">
              <text:list-header>
                <text:p text:style-name="P57">Ternaire</text:p>
              </text:list-header>
            </text:list>
          </table:table-cell>
        </table:table-row>
        <table:table-row table:style-name="Tableau1.1">
          <table:table-cell table:style-name="Tableau1.A11" office:value-type="string">
            <text:list xml:id="list132243047817687" text:continue-numbering="true" text:style-name="L6">
              <text:list-header>
                <text:p text:style-name="P58"/>
              </text:list-header>
            </text:list>
          </table:table-cell>
          <table:table-cell table:style-name="Tableau1.A11" office:value-type="string">
            <text:list xml:id="list132241865077223" text:continue-numbering="true" text:style-name="L6">
              <text:list-header>
                <text:p text:style-name="P59"/>
              </text:list-header>
            </text:list>
          </table:table-cell>
          <table:table-cell table:style-name="Tableau1.A11" office:value-type="string">
            <text:list xml:id="list132242839859040" text:continue-numbering="true" text:style-name="L6">
              <text:list-header>
                <text:p text:style-name="P59"/>
              </text:list-header>
            </text:list>
          </table:table-cell>
        </table:table-row>
      </table:table>
      <text:list xml:id="list132243001700393" text:continue-numbering="true" text:style-name="L6">
        <text:list-item>
          <text:list>
            <text:list-header>
              <text:p text:style-name="P25"><text:span text:style-name="T23">Toutes <text:s/>les formules soumises à la vérification </text:span><text:span text:style-name="T24">doivent être des</text:span><text:span text:style-name="T23"> formules closes (une erreur est donc d ́déclenchée lors de l’évaluation d’une formule avec une variable libre).</text:span></text:p>
              <text:p text:style-name="P25"/>
              <text:p text:style-name="P51"><text:span text:style-name="T9">S</text:span><text:span text:style-name="T8">olutions</text:span></text:p>
            </text:list-header>
            <text:list-item>
              <text:p text:style-name="P16">Architecture logicielle</text:p>
            </text:list-item>
          </text:list>
          <text:p text:style-name="P28">Le projet est structuré en modules indépendants : </text:p>
          <text:p text:style-name="P41">1-Module d'analyseur syntaxique des formules </text:p>
          <text:p text:style-name="P28">L'analyseur syntaxique sera un module du projet qui s'occupera de la vérification syntaxique des différentes formules qui seront soumises à une évaluation éventuelle.</text:p>
          <text:p text:style-name="P28">Une fois que <text:s/>l’utilisateur (l'étudiant) saisi<text:span text:style-name="T26">t</text:span> sa formule et demande une interprétation, nous l'appellerons en premier pour s'assurer que la formule est bien formée avant d'appeler notre interpréteur.</text:p>
          <text:p text:style-name="P41">2-Module Interface graphique</text:p>
          <text:p text:style-name="P28">Toute l'application sera présentée dans une interface conviviale, dans laquelle l'utilisateur aura la possibilité de construire ses propres formules, son propre environnement et demander l'évaluation de ses formules.</text:p>
          <text:p text:style-name="P28">Il est évident que l'interface offrira un menu standard dans lequel il pourra sauvegarder/restaurer son environnement, ses formules dans/depuis le répertoire de son choix.</text:p>
          <text:p text:style-name="P28">Notre choix du langage tient compte en premier lieu du temps de réponse et de la robustesse.</text:p>
          <text:p text:style-name="P41">3-Module évaluant les formules(Moteur)</text:p>
          <text:p text:style-name="P28"><text:span text:style-name="T28">Nous disposons d'un</text:span><text:span text:style-name="T27"> module d'interprétation </text:span><text:span text:style-name="T28">développé </text:span><text:span text:style-name="T27">en python, il faudra faire <text:s/>communiquer les deux modules pour obtenir l'interprétation de(s) la formule(s).</text:span></text:p>
          <text:p text:style-name="P43">Le module python attend deux paramètres :</text:p>
          <text:p text:style-name="P43"><text:tab/>-l'environnement bien défini</text:p>
          <text:p text:style-name="P43"><text:tab/>-la formule bien formée</text:p>
          <text:p text:style-name="P10"><text:span text:style-name="T4">2.</text:span><text:span text:style-name="T3">Choix technologique</text:span></text:p>
          <text:p text:style-name="P29">Comme le moteur <text:s/>est développé en <text:s/>python, nous <text:span text:style-name="T29">partons </text:span>de l’idée de faire communiquer deux langages car, implémenter une interface graphique en python s’avère fastidieux.</text:p>
          <text:p text:style-name="P42">Résultats de nos recherches</text:p>
          <text:p text:style-name="P29">Notre application <text:span text:style-name="T29">sera<text:tab/></text:span> implémentée en java, il faut trouver le middleware <text:span text:style-name="T29">nécessaire pour la communication des deux langages.</text:span></text:p>
          <text:p text:style-name="P29">Le choix du middleware dépend fortement :</text:p>
          <text:list text:continue-numbering="true">
            <text:list-header>
              <text:p text:style-name="P29"><text:span text:style-name="T29">-d</text:span>u temps de réponse</text:p>
              <text:p text:style-name="P45">-de la prise en main</text:p>
            </text:list-header>
          </text:list>
          <text:p text:style-name="P46">Faire Communiquer java et python par exemple</text:p>
          <text:p text:style-name="P29">La Bibliothèque <text:span text:style-name="T14">Jython</text:span> permet d’exécuter en Java un programme écrit en python, Il existe aussi <text:span text:style-name="T14">jeep </text:span>qui fait de même.</text:p>
          <text:p text:style-name="P29"><text:span text:style-name="T14">Désavantage</text:span>: Il y a en effet une <text:span text:style-name="T29">latence élevée</text:span> de l’interpréteur Jython.</text:p>
          <text:p text:style-name="P29"><text:span text:style-name="T14">CORBA</text:span>, <text:span text:style-name="T14">ICE</text:span> et ses variantes sont de langage de définitions d’interfaces (IDL) <text:s/>visant à faire communiquer deux entités (services, composants) écrit dans des langages différents; Il s’agit de mapper (traduire des éléments fournis par l’IDL en éléments d’un langage de programmation).</text:p>
          <text:p text:style-name="P29">Nous utiliserons cette deuxième approche au mieux dans le cadre de ce projet.</text:p>
          <text:p text:style-name="P29"/>
          <text:p text:style-name="P52">Délais <text:span text:style-name="T29">et taches à réaliser</text:span></text:p>
          <text:p text:style-name="P14"/>
          <text:p text:style-name="P15">L'ue PSAR est organisé comme suit :</text:p>
          <text:p text:style-name="P15">Rédaction d'un cahier de charge</text:p>
          <text:p text:style-name="P15">Réalisation du projet</text:p>
          <text:p text:style-name="P15">Rédaction d'un rapport </text:p>
          <text:p text:style-name="P15">Soutenance du projet</text:p>
          <text:p text:style-name="P15">Comme tout projet cela est géré dans un temps bien définis.</text:p>
          <text:list text:continue-numbering="true">
            <text:list-header>
              <text:p text:style-name="P15">01 Mars 2016: Cahier de charges</text:p>
              <text:p text:style-name="P15">Rapport</text:p>
              <text:p text:style-name="P15">Soutenance du projet</text:p>
            </text:list-header>
          </text:list>
          <text:p text:style-name="P15"/>
        </text:list-item>
      </text:list>
      <text:list xml:id="list132241320639899" text:continue-list="list132242686862869" text:style-name="L1">
        <text:list-header>
          <text:p text:style-name="P53">Organisation <text:span text:style-name="T32">et gestion </text:span>du projet</text:p>
        </text:list-header>
      </text:list>
      <text:list xml:id="list132241396968502" text:continue-list="list132243001700393" text:style-name="L6">
        <text:list-header>
          <text:p text:style-name="P30">Nous avons décidé pour chaque <text:span text:style-name="T32">module</text:span> de discuter et partager nos idées, avant de nous répartir le travail. Ensuite, après que chacun de nous ai fini, de travailler sur un composant de l’application, ou sur une classe, nous <text:s/>passerons à la mise en commun et à la réalisation des différents tests à différent niveau d’abstraction.</text:p>
          <text:p text:style-name="P30"/>
          <text:p text:style-name="P71"><text:bookmark text:name="_GoBack1"/>Gestion du projet</text:p>
          <text:p text:style-name="P30"><text:span text:style-name="T30"><text:s/></text:span><text:span text:style-name="T31">Dans le cadre du projet, afin de </text:span><text:span text:style-name="T30">nous assurer de gérer au mieux les incohérences et les bugs, nous utiliserons l’outil Git.</text:span></text:p>
          <text:p text:style-name="P71">Gestion des documents dans le projet</text:p>
          <text:p text:style-name="P30"><text:span text:style-name="T31">T</text:span><text:span text:style-name="T30">ous les documents que nous produirons dans le cadre du projet (cahier de charges, rapport d'avancement,</text:span><text:span text:style-name="T31">Rapport final</text:span><text:span text:style-name="T30">) </text:span><text:span text:style-name="T31">serons édités en latex</text:span><text:span text:style-name="T30">.</text:span></text:p>
          <text:p text:style-name="P17"/>
          <text:p text:style-name="P44"/>
          <text:list text:continue-numbering="true">
            <text:list-header>
              <text:h text:style-name="P65" text:outline-level="2"/>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4pt" style:text-underline-style="solid" style:text-underline-width="auto" style:text-underline-color="font-color"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26pt" fo:font-weight="bold" style:font-name-asian="Droid Sans Fallback" style:font-family-asian="'Droid Sans Fallback'" style:font-family-generic-asian="system" style:font-pitch-asian="variable" style:font-size-asian="26pt" style:font-weight-asian="bold" style:font-name-complex="DejaVu Sans" style:font-family-complex="'DejaVu Sans'"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3pt" fo:language="fr" fo:country="FR" style:font-name-asian="Droid Sans Fallback" style:font-family-asian="'Droid Sans Fallback'" style:font-family-generic-asian="system" style:font-pitch-asian="variable" style:font-size-asian="13pt" style:language-asian="fr" style:country-asian="FR"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text-properties fo:color="#2e74b5" style:font-name="Calibri Light" fo:font-family="'Calibri Light'" style:font-family-generic="roman" style:font-pitch="variable" fo:font-size="14pt" style:text-underline-style="none"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fo:font-size="12pt" style:font-size-asian="12pt" style:font-name-complex="Times New Roman"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Default_20_Paragraph_20_Font" style:display-name="Default Paragraph Font" style:family="tex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4pt" style:text-underline-style="solid" style:text-underline-width="auto" style:text-underline-color="font-color"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3pt"/>
    </style:style>
    <style:style style:name="ListLabel_20_5" style:display-name="ListLabel 5" style:family="text">
      <style:text-properties fo:font-style="italic" fo:font-weight="bold" style:font-style-asian="italic" style:font-weight-asian="bold" style:font-name-complex="Calibri1" style:font-family-complex="Calibri"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879cm"/>
        </style:list-level-properties>
        <style:text-properties fo:font-family="'Times New Roman'" style:font-family-generic="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49cm"/>
        </style:list-level-properties>
        <style:text-properties fo:font-family="'Courier New'"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4.419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689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fo:font-family="'Courier New'"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8.229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9.49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69cm"/>
        </style:list-level-properties>
        <style:text-properties fo:font-family="'Courier New'"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2.03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LLO III</meta:initial-creator>
    <meta:creation-date>2016-02-09T14:22:30.629772723</meta:creation-date>
    <dc:date>2016-02-10T13:22:40.563520874</dc:date>
    <meta:editing-duration>PT1H27M34S</meta:editing-duration>
    <meta:editing-cycles>12</meta:editing-cycles>
    <meta:generator>LibreOffice/4.4.6.3$Linux_X86_64 LibreOffice_project/40m0$Build-3</meta:generator>
    <meta:document-statistic meta:table-count="1" meta:image-count="0" meta:object-count="0" meta:page-count="7" meta:paragraph-count="140" meta:word-count="1020" meta:character-count="6816" meta:non-whitespace-character-count="5901"/>
  </office:meta>
</office:document-meta>
</file>